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sdl1Par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dl1Par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dl1Part.setType( QNam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dl1Part.setElement( QName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dl1Part.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dl1Pa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